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503" officeooo:paragraph-rsid="0003b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rite a program to insert elements in linked list.</text:p>
      <text:p text:style-name="P1">2.Using preprocessor directive write a function to find greatest num.</text:p>
      <text:p text:style-name="P1">3.Implement stack operation push.</text:p>
      <text:p text:style-name="P1">4.Write a program to print the following pattern</text:p>
      <text:p text:style-name="P1"><text:s text:c="16"/>*</text:p>
      <text:p text:style-name="P1"><text:s text:c="11"/>* <text:s text:c="2"/>*</text:p>
      <text:p text:style-name="P1"><text:s text:c="7"/>* <text:s/>* <text:s text:c="2"/>*</text:p>
      <text:p text:style-name="P1">5.Write a program to count number of odd and even bits set.</text:p>
      <text:p text:style-name="P1">6.Write a program to find number of occurance of each character in a </text:p>
      <text:p text:style-name="P1">given string.</text:p>
      <text:p text:style-name="P1">7.Write a program to copy a string.</text:p>
      <text:p text:style-name="P1">8.What are preprocessor directives?</text:p>
      <text:p text:style-name="P1">9.Application building process.</text:p>
      <text:p text:style-name="P1">10.Memory layout in C.</text:p>
      <text:p text:style-name="P1">11.Storage class specifiers.</text:p>
      <text:p text:style-name="P1">12.What are data types?</text:p>
      <text:p text:style-name="P1">13.Write a program to reverse a string.</text:p>
      <text:p text:style-name="P1">14.Concatinate two linked list and sort them in ascending order.</text:p>
      <text:p text:style-name="P1">15.Function pointers.</text:p>
      <text:p text:style-name="P1">16.Little endian and big en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0:23:07.630500718</meta:creation-date>
    <dc:date>2017-02-28T20:23:26.387557105</dc:date>
    <meta:editing-duration>P0D</meta:editing-duration>
    <meta:editing-cycles>1</meta:editing-cycles>
    <meta:document-statistic meta:table-count="0" meta:image-count="0" meta:object-count="0" meta:page-count="1" meta:paragraph-count="20" meta:word-count="113" meta:character-count="721" meta:non-whitespace-character-count="588"/>
    <meta:generator>LibreOffice/4.2.4.2$Linux_x86 LibreOffice_project/420m0$Build-2</meta:generator>
  </office:meta>
</office:document-meta>
</file>